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5"/>
    <style:style style:name="P8" style:family="paragraph" style:parent-style-name="Preformatted_20_Text">
      <style:paragraph-properties fo:margin-top="0cm" fo:margin-bottom="0.499cm"/>
    </style:style>
    <style:style style:name="T1" style:family="text">
      <style:text-properties fo:font-style="italic"/>
    </style:style>
    <style:style style:name="T2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<text:bookmark text:name="SECTION001010000000000000000"/>Introdução </text:h>
      <text:p text:style-name="Text_20_body">O compartilhamento de uma região de memória entre dois ou mais processos (executando programas) corresponde a maneira mais rápida deles efetuarem uma troca de dados. A zona de memória compartilhada (denominada segmento de memória compartilhada) é utilizada por cada um dos processos como se ela fosse um espaço de endereçamento que pertencesse a cada um dos programas. Em outras palavras, o compartilhamento de memória permite aos processos de trabalhar sob um espaço de endereçamento comum em memória virtual. Em conseqüência, este mecanismo é dependente da forma de gerenciamento da memória; isto significa que as funcionalidades deste tipo de comunicação interprocessos são fortemente ligadas ao tipo de arquitetura (máquina) sobre a qual a implementação é realizada. </text:p>
      <text:p text:style-name="Text_20_body"/>
      <text:h text:style-name="Heading_20_1" text:outline-level="1" text:is-list-header="true"><text:bookmark text:name="SECTION001020000000000000000"/>Princípio da memória compartilhada </text:h>
      <text:p text:style-name="Text_20_body">Um processo pode criar um segmento de memória compartilhada e suas estruturas de controle através da função <text:span text:style-name="Teletype">shmget()</text:span>. Durante essa criação, os processos devem definir: as permissões de acesso ao segmento de memória compartilhada; o tamanho de bytes do segmento e; a possibilidade de especificar que a forma de acesso de um processo ao segmento será apenas em modo leitura. Para poder ler e escrever nessa zona de memória, é necessário estar de posse do identificador (ID) de memória comum, chamado <text:span text:style-name="Teletype">shmid</text:span>. Este identificador é fornecido pelo sistema (durante a chamada da função <text:span text:style-name="Teletype">shmget()</text:span>) para todo processo que fornece a chave associada ao segmento. Após a criação de um segmento de memória compartilhada, duas operações poderão ser executadas por um processo: </text:p>
      <text:list text:style-name="L1">
        <text:list-item>
          <text:p text:style-name="P1">acoplamento (<text:span text:style-name="T1">attachment</text:span>) ao segmento de memória compartilhada, através da função <text:span text:style-name="Teletype">shmat()</text:span>; </text:p>
        </text:list-item>
        <text:list-item>
          <text:p text:style-name="P1">desacoplamento da memória compartilhada, utilizando a função <text:span text:style-name="Teletype">shmdt()</text:span>. </text:p>
        </text:list-item>
      </text:list>
      <text:p text:style-name="Text_20_body">O acoplamento à memória compartilhada permite ao processo de se associar ao segmento de memória: ele recupera, executando <text:span text:style-name="Teletype">shmat()</text:span>, um ponteiro apontando para o início da zona de memória que ele pode utilizar, assim como todos os outros ponteiros para leitura e escrita no segmento. </text:p>
      <text:p text:style-name="Text_20_body">O desacoplamento da memória compartilhada permite ao processo de se desassociar de um segmento quando ele não desejar mais utilizá-lo. Após esta operação, o processo perde a possibilidade de ler ou escrever neste segmento de memória compartilhada. </text:p>
      <text:p text:style-name="Standard"/>
      <text:h text:style-name="Heading_20_1" text:outline-level="1" text:is-list-header="true"><text:bookmark text:name="SECTION001030000000000000000"/>A Função <text:span text:style-name="Teletype">shmget()</text:span> </text:h>
      <text:p text:style-name="Preformatted_20_Text"><text:s/>#include &lt;sys/ipc.h&gt;</text:p>
      <text:p text:style-name="Preformatted_20_Text"><text:s/>#include &lt;sys/shm.h&gt;</text:p>
      <text:p text:style-name="Preformatted_20_Text"/>
      <text:p text:style-name="P8"><text:s/>int shmget(key_t key, int size, int shmflg);</text:p>
      <text:p text:style-name="Text_20_body"><text:span text:style-name="T2">Valor de retorno:</text:span> o identificador do segmento de memória compartilhada <text:span text:style-name="Teletype">shmid</text:span>, ou -1 em caso de erro. </text:p>
      <text:p text:style-name="Text_20_body"><text:soft-page-break/>Esta função é encarregada de buscar o elemento especificado (pela chave de acesso <text:span text:style-name="Teletype">key</text:span>) na estrutura <text:span text:style-name="Teletype">shmid_ds</text:span> e, caso esse elemento não exista, de criar um novo segmento de memória compartilhada, com tamanho em bytes igual a <text:span text:style-name="Teletype">size</text:span>. Além da chave de acesso <text:span text:style-name="Teletype">key</text:span> e do tamanho do segmento (<text:span text:style-name="Teletype">size</text:span>), um terceiro argumento (<text:span text:style-name="Teletype">shmflg</text:span>) é empregado para definir os direitos de acesso ao segmento criado. </text:p>
      <text:p text:style-name="Text_20_body">O argumento <text:span text:style-name="Teletype">key</text:span> pode conter os seguintes valores: </text:p>
      <text:list text:style-name="L2">
        <text:list-item>
          <text:p text:style-name="P2">IPC_PRIVATE (=0): indicando que a zona de memória não tem chave de acesso, e que somente o processo proprietário tem acesso ao segmento de memória compartilhada. </text:p>
        </text:list-item>
        <text:list-item>
          <text:p text:style-name="P2">o valor desejado para a chave de acesso do segmento de memória. Observe que para a geração de uma chave única no sistema deve-se utilizar a função <text:span text:style-name="Teletype">ftok</text:span> apresentada na seção <text:a xlink:type="simple" xlink:href="http://www.dca.ufrn.br/%7Eadelardo/cursos/DCA409/node27.html#FTOK">1.6</text:a> </text:p>
        </text:list-item>
      </text:list>
      <text:p text:style-name="Text_20_body">O argumento <text:span text:style-name="Teletype">shmflg</text:span> é bastante semelhante ao <text:span text:style-name="Teletype">semflg</text:span> utilizado para semáforos (ver seção <text:a xlink:type="simple" xlink:href="http://www.dca.ufrn.br/%7Eadelardo/cursos/DCA409/node87.html#SEMGET">5.3</text:a>. Este flag corresponde à combinação de diferentes constantes pré-definidas através do operador lógico OU). O argumento <text:span text:style-name="Teletype">shmflg</text:span> permite assim a especificação dos direitos de acesso ao segmento de memória compartilhada criado. As possíveis constantes a serem combinadas são: <text:span text:style-name="Teletype">IPC_CREAT</text:span>, <text:span text:style-name="Teletype">IPC_EXCL</text:span> similares àquelas dos semáforos e, <text:span text:style-name="Teletype">SHM_R</text:span> (=0400) e <text:span text:style-name="Teletype">SHM_W</text:span>(=200) que dão o direito de leitura e escrita ao segmento. Note que a combinação destas útimas constantes pode ser igualmente representada pelo octal 0600. </text:p>
      <text:p text:style-name="Text_20_body">Existe muita semelhança entre os direitos de acesso aos segmentos criados e aos arquivos no sistema <text:span text:style-name="Teletype">UNIX</text:span> através da noção de direitos de leitura e escrita para o usuário, para o grupo e para outros. O número octal definido de maneira similar àquela mostrada em <text:a xlink:type="simple" xlink:href="http://www.dca.ufrn.br/%7Eadelardo/cursos/DCA409/node9.html#DIREITOS">1.4.2</text:a> pode ser utilizado. </text:p>
      <text:p text:style-name="Standard"/>
      <text:h text:style-name="Heading_20_2" text:outline-level="2" text:is-list-header="true"><text:bookmark text:name="SECTION001031000000000000000"/>Estrutura associada a uma memória comum: <text:span text:style-name="Teletype">shmid_ds</text:span> </text:h>
      <text:p text:style-name="Text_20_body">Quando um novo segmento de memória é criado, as permissões de acesso definidas pelo parâmetro <text:span text:style-name="Teletype">shmflg</text:span> são copiadas no membro <text:span text:style-name="Teletype">shm_perm</text:span> da estrutura <text:span text:style-name="Teletype">shmid_ds</text:span> que define efetivamente o segmento. A estrutura <text:span text:style-name="Teletype">shmid_ds</text:span> é mostrada a seguir: </text:p>
      <text:p text:style-name="Preformatted_20_Text"><text:s/>struct shmid_ds </text:p>
      <text:p text:style-name="Preformatted_20_Text"><text:s text:c="6"/>{</text:p>
      <text:p text:style-name="Preformatted_20_Text"><text:s text:c="8"/>struct <text:s text:c="3"/>ipc_perm shm_perm; <text:s/>/* operation permissions */</text:p>
      <text:p text:style-name="Preformatted_20_Text"><text:s text:c="8"/>int <text:s/>shm_segsz; <text:s text:c="14"/>/* size of segment (bytes) */</text:p>
      <text:p text:style-name="Preformatted_20_Text"><text:s text:c="8"/>time_t <text:s text:c="3"/>shm_atime; <text:s text:c="9"/>/* last attach time */</text:p>
      <text:p text:style-name="Preformatted_20_Text"><text:s text:c="8"/>time_t <text:s text:c="3"/>shm_dtime; <text:s text:c="9"/>/* last detach time */</text:p>
      <text:p text:style-name="Preformatted_20_Text"><text:s text:c="8"/>time_t <text:s text:c="3"/>shm_ctime; <text:s text:c="9"/>/* last change time */</text:p>
      <text:p text:style-name="Preformatted_20_Text"><text:s text:c="8"/>unsigned short shm_cpid; <text:s text:c="5"/>/* pid of creator */</text:p>
      <text:p text:style-name="Preformatted_20_Text"><text:s text:c="8"/>unsigned short shm_lpid; <text:s text:c="5"/>/* pid of last operator */</text:p>
      <text:p text:style-name="Preformatted_20_Text"><text:s text:c="8"/>short <text:s text:c="4"/>shm_nattch; <text:s text:c="8"/>/* no. of current attaches */</text:p>
      <text:p text:style-name="P8"><text:s text:c="6"/>};</text:p>
      <text:p text:style-name="Text_20_body">Os campos no membro <text:span text:style-name="Teletype">shm_perm</text:span> são os seguintes: </text:p>
      <text:p text:style-name="Preformatted_20_Text"><text:s/>struct ipc_perm</text:p>
      <text:p text:style-name="Preformatted_20_Text"><text:s text:c="6"/>{</text:p>
      <text:p text:style-name="Preformatted_20_Text"><text:s text:c="8"/>key_t <text:s/>key;</text:p>
      <text:p text:style-name="Preformatted_20_Text"><text:s text:c="8"/>ushort uid; <text:s text:c="2"/>/* owner euid and egid */</text:p>
      <text:p text:style-name="Preformatted_20_Text"><text:s text:c="8"/>ushort gid;</text:p>
      <text:p text:style-name="Preformatted_20_Text"><text:s text:c="8"/>ushort cuid; <text:s/>/* creator euid and egid */</text:p>
      <text:p text:style-name="Preformatted_20_Text"><text:s text:c="8"/>ushort cgid;</text:p>
      <text:p text:style-name="Preformatted_20_Text"><text:s text:c="8"/>ushort mode; <text:s/>/* lower 9 bits of shmflg */</text:p>
      <text:p text:style-name="Preformatted_20_Text"><text:s text:c="8"/>ushort seq; <text:s text:c="2"/>/* sequence number */</text:p>
      <text:p text:style-name="P8"><text:s text:c="6"/>};</text:p>
      <text:p text:style-name="Standard"><text:soft-page-break/></text:p>
      <text:h text:style-name="Heading_20_2" text:outline-level="2" text:is-list-header="true"><text:bookmark text:name="SECTION001032000000000000000"/>Como criar um segmento de memória compartilhada </text:h>
      <text:p text:style-name="Text_20_body">O procedimento é exatamente o mesmo que aquele empregaado para gerar um conjunto de semáforos (seção <text:a xlink:type="simple" xlink:href="http://www.dca.ufrn.br/%7Eadelardo/cursos/DCA409/node87.html#SEMGET">5.3</text:a>). As seguintes regras gerais devem ser entretanto observadas: </text:p>
      <text:list text:style-name="L3">
        <text:list-item>
          <text:p text:style-name="P4"><text:span text:style-name="Teletype">key</text:span> deve contar um valor identificando o segmento (diferente de <text:span text:style-name="Teletype">IPC_PRIVATE</text:span><draw:frame draw:style-name="fr1" draw:name="figura1" text:anchor-type="as-char" svg:width="0.847cm" svg:height="0.423cm" draw:z-index="0"><draw:image xlink:href="http://www.dca.ufrn.br/%7Eadelardo/cursos/DCA409/img6.gif" xlink:type="simple" xlink:show="embed" xlink:actuate="onLoad"/><svg:desc>$=0$</svg:desc></draw:frame>); </text:p>
        </text:list-item>
        <text:list-item>
          <text:p text:style-name="P4"><text:span text:style-name="Teletype">shmflg</text:span> deve conter os direitos de acesso desejadas para o segmento, e ainda a constante <text:span text:style-name="Teletype">IPC_CREAT</text:span>. </text:p>
        </text:list-item>
        <text:list-item>
          <text:p text:style-name="P4">Se deseja-se testar a existência ou não de um segmento associado a uma chave especificada, deve-se adicionar (OU lógico) a constante <text:span text:style-name="Teletype">IPC_EXCL</text:span> ao argumento <text:span text:style-name="Teletype">shmflg</text:span>. A chamada <text:span text:style-name="Teletype">shmget</text:span> irá falhar se esse segmento existir. </text:p>
        </text:list-item>
      </text:list>
      <text:p text:style-name="Text_20_body">Note finalmente que durante a criação do segmento de memória compartilhada, um certo número de membros da estrutura <text:span text:style-name="Teletype">shmid_ds</text:span> serão também inicializados (por exemplo, o proprietário, os modos de acesso, a data de criação, etc). Faça <text:span text:style-name="Teletype">man shmget</text:span> para maiores detalhes. </text:p>
      <text:p text:style-name="Text_20_body"><text:span text:style-name="T2">Exemplo de utilização de </text:span><text:span text:style-name="Teletype"><text:span text:style-name="T2">shmget</text:span></text:span> </text:p>
      <text:p text:style-name="Text_20_body">Este programa cria um segmento de memória compartilhada associado à chave 123. </text:p>
      <text:p text:style-name="Preformatted_20_Text">/* fichier test_shmget.c */ </text:p>
      <text:p text:style-name="Preformatted_20_Text">/* exemplo de utilizacap de shmget() */</text:p>
      <text:p text:style-name="Preformatted_20_Text"/>
      <text:p text:style-name="Preformatted_20_Text">#include &lt;errno.h&gt;</text:p>
      <text:p text:style-name="Preformatted_20_Text">#include &lt;sys/ipc.h&gt;</text:p>
      <text:p text:style-name="Preformatted_20_Text">#include &lt;sys/shm.h&gt;</text:p>
      <text:p text:style-name="Preformatted_20_Text">#include &lt;stdio.h&gt;</text:p>
      <text:p text:style-name="Preformatted_20_Text"/>
      <text:p text:style-name="Preformatted_20_Text">#define KEY 123</text:p>
      <text:p text:style-name="Preformatted_20_Text"/>
      <text:p text:style-name="Preformatted_20_Text">int main()</text:p>
      <text:p text:style-name="Preformatted_20_Text">{</text:p>
      <text:p text:style-name="Preformatted_20_Text"><text:s text:c="2"/>int shmid ; <text:s/>/* identificador da memoria comum */</text:p>
      <text:p text:style-name="Preformatted_20_Text"><text:s text:c="2"/>int size = 1024 ;</text:p>
      <text:p text:style-name="Preformatted_20_Text"><text:s text:c="2"/>char *path="nome_de_arquivo_existente" ;</text:p>
      <text:p text:style-name="Preformatted_20_Text"><text:s text:c="5"/></text:p>
      <text:p text:style-name="Preformatted_20_Text"><text:s text:c="5"/>if (( shmid = shmget(ftok(path,(key_t)KEY), size,</text:p>
      <text:p text:style-name="Preformatted_20_Text"><text:s text:c="20"/>IPC_CREAT|IPC_EXCL|SHM_R|SHM_W)) == -1) {</text:p>
      <text:p text:style-name="Preformatted_20_Text"><text:s text:c="10"/>perror("Erro no shmget") ;</text:p>
      <text:p text:style-name="Preformatted_20_Text"><text:s text:c="10"/>exit(1) ;</text:p>
      <text:p text:style-name="Preformatted_20_Text"><text:s text:c="5"/>}</text:p>
      <text:p text:style-name="Preformatted_20_Text"><text:s text:c="5"/>printf("Identificador do segmento: %d \n",shmid) ;</text:p>
      <text:p text:style-name="Preformatted_20_Text"><text:s text:c="5"/>printf("Este segmento e associado a chave unica: %d\n",</text:p>
      <text:p text:style-name="Preformatted_20_Text"><text:s text:c="19"/>ftok(path,(key_t)KEY)) ;</text:p>
      <text:p text:style-name="Preformatted_20_Text"><text:s text:c="5"/>exit(0);</text:p>
      <text:p text:style-name="P8">}</text:p>
      <text:p text:style-name="Text_20_body"><text:span text:style-name="T2">Resultado da execução:</text:span> </text:p>
      <text:p text:style-name="Text_20_body">Lançando duas vezes a execução do programa, tem-se o seguinte resultado: </text:p>
      <text:p text:style-name="Preformatted_20_Text">euler:~&gt; test_shmget</text:p>
      <text:p text:style-name="Preformatted_20_Text">Identificador do segmento: 36096 </text:p>
      <text:p text:style-name="Preformatted_20_Text">Este segmento e associado a chave unica: 2063804629</text:p>
      <text:p text:style-name="Preformatted_20_Text">euler:~&gt; ipcs -m</text:p>
      <text:p text:style-name="Preformatted_20_Text"/>
      <text:p text:style-name="Preformatted_20_Text">------ Shared Memory Segments --------</text:p>
      <text:p text:style-name="Preformatted_20_Text"><text:soft-page-break/>key <text:s text:c="6"/>shmid <text:s text:c="4"/>owner <text:s text:c="4"/>perms <text:s text:c="4"/>bytes <text:s text:c="4"/>nattch <text:s text:c="3"/>status <text:s text:c="5"/></text:p>
      <text:p text:style-name="Preformatted_20_Text">0x7b0328d5 36096 <text:s text:c="4"/>saibel <text:s text:c="3"/>600 <text:s text:c="6"/>1024 <text:s text:c="5"/>0 <text:s text:c="20"/></text:p>
      <text:p text:style-name="Preformatted_20_Text"/>
      <text:p text:style-name="Preformatted_20_Text">euler:~&gt; test_shmget</text:p>
      <text:p text:style-name="P8">Erro no shmget: File exists</text:p>
      <text:p text:style-name="Standard"/>
      <text:h text:style-name="Heading_20_1" text:outline-level="1" text:is-list-header="true"><text:bookmark text:name="SECTION001040000000000000000"/>A Função <text:span text:style-name="Teletype">shmctl()</text:span> </text:h>
      <text:p text:style-name="Preformatted_20_Text"><text:s text:c="3"/>#include &lt;sys/ipc.h&gt;</text:p>
      <text:p text:style-name="Preformatted_20_Text"><text:s text:c="3"/>#include &lt;sys/shm.h&gt;</text:p>
      <text:p text:style-name="Preformatted_20_Text"/>
      <text:p text:style-name="P8"><text:s text:c="3"/>int shmctl(int shmid, int cmd, struct shmid_ds *buf);</text:p>
      <text:p text:style-name="Text_20_body"><text:span text:style-name="T2">Valor de retorno:</text:span> 0 em caso de sucesso, senão -1. </text:p>
      <text:p text:style-name="Text_20_body">A função <text:span text:style-name="Teletype">semctl()</text:span> é utilizada para examinar e modificar as informações relativas ao segmento de memória compartilhada. De maneira intuitiva, ela permite ao usuário de receber informações relativas ao segmento, de setar o proprietário ou grupo, de especificar as permissões de acesso, e finalmente, de destruir o segmento. </text:p>
      <text:p text:style-name="Text_20_body">A função utiliza três argumentos: um identificador do segmento de memória compartilhada <text:span text:style-name="Teletype">shmid</text:span>, um parâmetro de comando <text:span text:style-name="Teletype">cmd</text:span> e um ponteiro para uma estrutura do tipo <text:span text:style-name="Teletype">shmid_ds</text:span> associada pelo sistema ao segmento de memória onde a operação será executada. </text:p>
      <text:p text:style-name="Text_20_body">O argumento <text:span text:style-name="Teletype">cmd</text:span> pode conter os seguintes valores: </text:p>
      <text:list text:style-name="L4">
        <text:list-item>
          <text:p text:style-name="P5"><text:span text:style-name="Teletype">IPC_RMID (0)</text:span>: O segmento de memória será destruído. O usuário deve ser o proprietário, o criador, ou o super-usuário para realizar esta operação; todas as outras operações em curso sobre esse segmento irão falhar; </text:p>
        </text:list-item>
        <text:list-item>
          <text:p text:style-name="P5"><text:span text:style-name="Teletype">IPC_SET (1)</text:span>: dá ao identificador do grupo, ao identificador do usuário, e aos direitos de acesso, os valores contidos no campo <text:span text:style-name="Teletype">shm_perm</text:span> da estrutura apontada por <text:span text:style-name="Teletype">buf</text:span>; a hora da modificação é também atualizada (membro <text:span text:style-name="Teletype">shm_ctime</text:span>); </text:p>
        </text:list-item>
        <text:list-item>
          <text:p text:style-name="P5"><text:span text:style-name="Teletype">IPC_STAT (2)</text:span>: é usada para copiar a informação sobre a memória compartilhada no buffer <text:span text:style-name="Teletype">buf</text:span>; </text:p>
        </text:list-item>
      </text:list>
      <text:p text:style-name="Text_20_body">O super usuário pode ainda evitar ou permitir o <text:span text:style-name="T1">swap</text:span> do segmento de memória compartilhada usando os valores <text:span text:style-name="Teletype">SHM_LOCK (3)</text:span> (evitar o <text:span text:style-name="T1">swap</text:span> e <text:span text:style-name="Teletype">SHM_UNLOCK (4)</text:span> (permitir o <text:span text:style-name="T1">swap</text:span>). </text:p>
      <text:p text:style-name="Text_20_body"><text:span text:style-name="T2">Exemplo:</text:span> </text:p>
      <text:p text:style-name="Text_20_body">Neste exemplo, supõe-se que o segmento de memória compartilhada tem a chave de acesso 123 utilizada no exemplo anterior: </text:p>
      <text:p text:style-name="Preformatted_20_Text"><text:s text:c="17"/>/* arquivo test_shmctl.c */</text:p>
      <text:p text:style-name="Preformatted_20_Text"/>
      <text:p text:style-name="Preformatted_20_Text">#include &lt;errno.h&gt;</text:p>
      <text:p text:style-name="Preformatted_20_Text">#include &lt;stdio.h&gt;</text:p>
      <text:p text:style-name="Preformatted_20_Text">#include &lt;sys/types.h&gt;</text:p>
      <text:p text:style-name="Preformatted_20_Text">#include &lt;sys/ipc.h&gt;</text:p>
      <text:p text:style-name="Preformatted_20_Text">#include &lt;sys/shm.h&gt;</text:p>
      <text:p text:style-name="Preformatted_20_Text"/>
      <text:p text:style-name="Preformatted_20_Text">#define KEY 123</text:p>
      <text:p text:style-name="Preformatted_20_Text"/>
      <text:p text:style-name="Preformatted_20_Text">struct shmid_ds buf ;</text:p>
      <text:p text:style-name="Preformatted_20_Text"/>
      <text:p text:style-name="Preformatted_20_Text"><text:soft-page-break/>int main()</text:p>
      <text:p text:style-name="Preformatted_20_Text">{</text:p>
      <text:p text:style-name="Preformatted_20_Text"><text:s text:c="2"/>char *path = "nome_de_arquivo_existente" ;</text:p>
      <text:p text:style-name="Preformatted_20_Text"><text:s text:c="2"/>int shmid ;</text:p>
      <text:p text:style-name="Preformatted_20_Text"><text:s text:c="2"/>int size = 1024 ;</text:p>
      <text:p text:style-name="Preformatted_20_Text"/>
      <text:p text:style-name="Preformatted_20_Text"><text:s text:c="2"/>/* recuperacao do identificador do segmento associado a chave 123 */</text:p>
      <text:p text:style-name="Preformatted_20_Text"><text:s text:c="5"/>if (( shmid = shmget(ftok(path,(key_t)KEY),size,0)) == -1 ) {</text:p>
      <text:p text:style-name="Preformatted_20_Text"><text:s text:c="10"/>perror ("Erro shmget()") ;</text:p>
      <text:p text:style-name="Preformatted_20_Text"><text:s text:c="10"/>exit(1) ;</text:p>
      <text:p text:style-name="Preformatted_20_Text"><text:s text:c="5"/>}</text:p>
      <text:p text:style-name="Preformatted_20_Text"><text:s text:c="6"/>/* recuperacao das informacoes realtivas ao segmento */</text:p>
      <text:p text:style-name="Preformatted_20_Text"><text:s text:c="5"/>if ( shmctl(shmid,IPC_STAT,&amp;buf) == -1){</text:p>
      <text:p text:style-name="Preformatted_20_Text"><text:s text:c="10"/>perror("Erro shmctl()") ;</text:p>
      <text:p text:style-name="Preformatted_20_Text"><text:s text:c="10"/>exit(1) ;</text:p>
      <text:p text:style-name="Preformatted_20_Text"><text:s text:c="5"/>}</text:p>
      <text:p text:style-name="Preformatted_20_Text"><text:s text:c="5"/>printf("ESTADO DO SEGMENTO DE MEMORIA COMPARTILHADA %d\n",shmid) ;</text:p>
      <text:p text:style-name="Preformatted_20_Text"><text:s text:c="5"/>printf("ID do usuario proprietario: %d\n",buf.shm_perm.uid) ;</text:p>
      <text:p text:style-name="Preformatted_20_Text"><text:s text:c="5"/>printf("ID do grupo do proprietario: %d\n",buf.shm_perm.gid) ;</text:p>
      <text:p text:style-name="Preformatted_20_Text"><text:s text:c="5"/>printf("ID do usuario criador: %d\n",buf.shm_perm.cuid) ;</text:p>
      <text:p text:style-name="Preformatted_20_Text"><text:s text:c="5"/>printf("ID do grupo criador: %d\n",buf.shm_perm.cgid) ;</text:p>
      <text:p text:style-name="Preformatted_20_Text"><text:s text:c="5"/>printf("Modo de acesso: %d\n",buf.shm_perm.mode) ;</text:p>
      <text:p text:style-name="Preformatted_20_Text"><text:s text:c="5"/>printf("Tamanho da zona de memoria: %d\n",buf.shm_segsz) ;</text:p>
      <text:p text:style-name="Preformatted_20_Text"><text:s text:c="5"/>printf("pid do criador: %d\n",buf.shm_cpid) ;</text:p>
      <text:p text:style-name="Preformatted_20_Text"><text:s text:c="5"/>printf("pid <text:s/>(ultima operacao): %d\n",buf.shm_lpid) ;</text:p>
      <text:p text:style-name="Preformatted_20_Text"><text:s/></text:p>
      <text:p text:style-name="Preformatted_20_Text"><text:s text:c="5"/>/* destruicao do segmento */</text:p>
      <text:p text:style-name="Preformatted_20_Text"><text:s text:c="5"/>if ((shmctl(shmid, IPC_RMID, NULL)) == -1){</text:p>
      <text:p text:style-name="Preformatted_20_Text"><text:s text:c="10"/>perror("Erro shmctl()") ;</text:p>
      <text:p text:style-name="Preformatted_20_Text"><text:s text:c="10"/>exit(1) ;</text:p>
      <text:p text:style-name="Preformatted_20_Text"><text:s text:c="5"/>}</text:p>
      <text:p text:style-name="Preformatted_20_Text"><text:s text:c="5"/>exit(0);</text:p>
      <text:p text:style-name="P8">}</text:p>
      <text:p text:style-name="Text_20_body"><text:span text:style-name="T2">Resultado da execução</text:span> </text:p>
      <text:p text:style-name="Preformatted_20_Text">euler:~/&gt; test_shmctl </text:p>
      <text:p text:style-name="Preformatted_20_Text">ESTADO DO SEGMENTO DE MEMORIA COMPARTILHADA 35968</text:p>
      <text:p text:style-name="Preformatted_20_Text">ID do usuario proprietario: 1145</text:p>
      <text:p text:style-name="Preformatted_20_Text">ID do grupo do proprietario: 1000</text:p>
      <text:p text:style-name="Preformatted_20_Text">ID do usuario criador: 1145</text:p>
      <text:p text:style-name="Preformatted_20_Text">ID do grupo criador: 1000</text:p>
      <text:p text:style-name="Preformatted_20_Text">Modo de acesso: 384</text:p>
      <text:p text:style-name="Preformatted_20_Text">Tamanho da zona de memoria: 1024</text:p>
      <text:p text:style-name="Preformatted_20_Text">pid do criador: 930</text:p>
      <text:p text:style-name="Preformatted_20_Text">pid <text:s/>(ultima operacao): 0</text:p>
      <text:p text:style-name="Preformatted_20_Text">euler:~&gt; ipcs -m</text:p>
      <text:p text:style-name="Preformatted_20_Text"/>
      <text:p text:style-name="Preformatted_20_Text">------ Shared Memory Segments --------</text:p>
      <text:p text:style-name="P8">key <text:s text:c="6"/>shmid <text:s text:c="4"/>owner <text:s text:c="4"/>perms <text:s text:c="4"/>bytes <text:s text:c="4"/>nattch <text:s text:c="3"/>status</text:p>
      <text:p text:style-name="Standard"/>
      <text:h text:style-name="Heading_20_1" text:outline-level="1" text:is-list-header="true"><text:bookmark text:name="SECTION001050000000000000000"/>Função <text:span text:style-name="Teletype">shmat()</text:span> </text:h>
      <text:p text:style-name="Preformatted_20_Text"><text:s text:c="7"/># include &lt;sys/types.h&gt;</text:p>
      <text:p text:style-name="Preformatted_20_Text"><text:s text:c="7"/># include &lt;sys/shm.h&gt;</text:p>
      <text:p text:style-name="Preformatted_20_Text"/>
      <text:p text:style-name="P8"><text:s text:c="7"/>void *shmat ( int shmid, const void *shmaddr, int shmflg )</text:p>
      <text:p text:style-name="Text_20_body"><text:soft-page-break/><text:span text:style-name="T2">Valor de retorno:</text:span> endereço do segmento de memória compartilhada, ou -1 em caso de erro. </text:p>
      <text:p text:style-name="Text_20_body">Antes que o processo possa utilizar um segmento de memória criado por outro processo, ele deve inicialmente se acoplar a esse segmento. É exatamente a função <text:span text:style-name="Teletype">shmat()</text:span> que faz esse papel. Ela ''acopla'' <text:span text:style-name="T1">(</text:span>attaches) o segmento de memória compartilhada identificado por <text:span text:style-name="Teletype">shmid</text:span> ao segmento de dados do processo que a chamou. A função exige três argumentos: o identificador do segmento <text:span text:style-name="Teletype">shmid</text:span>, um ponteiro <text:span text:style-name="Teletype">shmaddr</text:span> especificando o endereço de acoplamento e um conjunto de flags, <text:span text:style-name="Teletype">shmflg</text:span>. </text:p>
      <text:p text:style-name="Text_20_body">O endereço de acoplamento é especificado através dos dois últimos parâmetros <text:span text:style-name="Teletype">shmaddr</text:span> e <text:span text:style-name="Teletype">shmflg</text:span>: </text:p>
      <text:list text:style-name="L5">
        <text:list-item>
          <text:p text:style-name="P6">Se <text:span text:style-name="Teletype">shmaddr</text:span> é 0, o segmento é acoplado ao primeiro endereço possível determinado pelo sistema (caso mais comum na prática); </text:p>
        </text:list-item>
        <text:list-item>
          <text:p text:style-name="P6">Se <text:span text:style-name="Teletype">shmaddr</text:span> não é 0, observa-se então <text:span text:style-name="Teletype">shmflg</text:span>: </text:p>
          <text:list>
            <text:list-item>
              <text:p text:style-name="P6">Se o flag <text:span text:style-name="Teletype">SHM_RND</text:span> não está posicionado em <text:span text:style-name="Teletype">shmflg</text:span>, o acoplamento ocorre no endereço especificado por <text:span text:style-name="Teletype">shmaddr</text:span>; </text:p>
            </text:list-item>
            <text:list-item>
              <text:p text:style-name="P6">Se <text:span text:style-name="Teletype">SHM_RND</text:span> está posicionado em <text:span text:style-name="Teletype">shmflg</text:span>, o acoplamento ocorre no endereço especificado pelo menor inteiro resultante da divisão de <text:span text:style-name="Teletype">shmaddr</text:span> por <text:span text:style-name="Teletype">SHMLBA</text:span>, uma constante pré-definida do sistema em <text:span text:style-name="Teletype">&lt;sys/shm.h&gt;</text:span> associada ao tamanho da página na memória física. </text:p>
            </text:list-item>
          </text:list>
        </text:list-item>
      </text:list>
      <text:p text:style-name="Text_20_body"><text:span text:style-name="T2">Observações:</text:span> </text:p>
      <text:p text:style-name="Text_20_body">Quando a função <text:span text:style-name="Teletype">shmat</text:span> é chamada, o sistema verifica se existe espaço suficiente no espaço de endereçamento da memória virtual do processo ao qual deve ser acoplado o segmento de memória compartilhada. Se esta não for o caso, um código de erro será retornado. Note ainda que não existe efetivamente uma cópia da zona de memória, mais simplesmente um redirecionamento do endereçamento para o segmento de memória que está sendo compartilhado. </text:p>
      <text:p text:style-name="Text_20_body"><text:span text:style-name="T2">Exemplo:</text:span> </text:p>
      <text:p text:style-name="Text_20_body">Suponha que um segmento de memória compartilhada tenha sido criado anteriormente através do programa <text:span text:style-name="Teletype">test_shmget</text:span>. O programa <text:span text:style-name="Teletype">test_shmat</text:span> vai reacoplar um processo ao segmento e escrever na memória comum, uma cadeia de caracteres. O programa <text:span text:style-name="Teletype">test_shmat2</text:span> irá então se acoplar à mesma zona de memória e ler então seu conteúdo. O programa <text:span text:style-name="Teletype">test_shmctl</text:span> irá então obter informações sobre o segmento de memória antes de destruí-lo. </text:p>
      <text:p text:style-name="Preformatted_20_Text"><text:s text:c="16"/>/* arquivo test_shmat.c */</text:p>
      <text:p text:style-name="Preformatted_20_Text"/>
      <text:p text:style-name="Preformatted_20_Text">/*</text:p>
      <text:p text:style-name="Preformatted_20_Text"><text:s/>* exemplo de utilizacao de shmat()</text:p>
      <text:p text:style-name="Preformatted_20_Text"><text:s/>* escrita num segmento de memoria compartilhada</text:p>
      <text:p text:style-name="Preformatted_20_Text"><text:s/>*/</text:p>
      <text:p text:style-name="Preformatted_20_Text"/>
      <text:p text:style-name="Preformatted_20_Text">#include &lt;errno.h&gt;</text:p>
      <text:p text:style-name="Preformatted_20_Text">#include &lt;sys/types.h&gt;</text:p>
      <text:p text:style-name="Preformatted_20_Text">#include &lt;sys/ipc.h&gt;</text:p>
      <text:p text:style-name="Preformatted_20_Text">#include &lt;sys/shm.h&gt;</text:p>
      <text:p text:style-name="Preformatted_20_Text">#include &lt;stdio.h&gt;</text:p>
      <text:p text:style-name="Preformatted_20_Text"/>
      <text:p text:style-name="Preformatted_20_Text">#define KEY 123</text:p>
      <text:p text:style-name="Preformatted_20_Text">#define KEY 123</text:p>
      <text:p text:style-name="Preformatted_20_Text">#define MSG "Mensagem escrita na memoria comum"</text:p>
      <text:p text:style-name="Preformatted_20_Text"/>
      <text:p text:style-name="Preformatted_20_Text">int main()</text:p>
      <text:p text:style-name="Preformatted_20_Text">{</text:p>
      <text:p text:style-name="Preformatted_20_Text"><text:soft-page-break/><text:s text:c="2"/>int shmid ; <text:s/>/* identificador da memoria comum */</text:p>
      <text:p text:style-name="Preformatted_20_Text"><text:s text:c="2"/>int size = 1024 ;</text:p>
      <text:p text:style-name="Preformatted_20_Text"><text:s text:c="2"/>char *path="nome_de_arquivo_existente" ;</text:p>
      <text:p text:style-name="Preformatted_20_Text"><text:s text:c="2"/>char *mem ;</text:p>
      <text:p text:style-name="Preformatted_20_Text"><text:s text:c="2"/>int flag = 0;</text:p>
      <text:p text:style-name="Preformatted_20_Text"/>
      <text:p text:style-name="Preformatted_20_Text"><text:s text:c="5"/>/*</text:p>
      <text:p text:style-name="Preformatted_20_Text"><text:s text:c="5"/>* recuperacao do shmid </text:p>
      <text:p text:style-name="Preformatted_20_Text"><text:s text:c="5"/>*/</text:p>
      <text:p text:style-name="Preformatted_20_Text"><text:s text:c="5"/>if (( shmid = shmget(ftok(path,(key_t)KEY), size,0)) == -1) {</text:p>
      <text:p text:style-name="Preformatted_20_Text"><text:s text:c="10"/>perror("Erro no shmget") ;</text:p>
      <text:p text:style-name="Preformatted_20_Text"><text:s text:c="10"/>exit(1) ;</text:p>
      <text:p text:style-name="Preformatted_20_Text"><text:s text:c="5"/>}</text:p>
      <text:p text:style-name="Preformatted_20_Text"><text:s text:c="5"/>printf("Sou o processo com pid: %d \n",getpid()) ;</text:p>
      <text:p text:style-name="Preformatted_20_Text"><text:s text:c="5"/>printf("Identificador do segmento recuperado: %d \n",shmid) ;</text:p>
      <text:p text:style-name="Preformatted_20_Text"><text:s text:c="5"/>printf("Este segmento e associado a chave unica: %d\n",</text:p>
      <text:p text:style-name="Preformatted_20_Text"><text:s text:c="19"/>ftok(path,(key_t)KEY)) ;</text:p>
      <text:p text:style-name="Preformatted_20_Text"><text:s text:c="4"/>/*</text:p>
      <text:p text:style-name="Preformatted_20_Text"><text:s text:c="5"/>* acoplamento do processo a zona de memoria</text:p>
      <text:p text:style-name="Preformatted_20_Text"><text:s text:c="5"/>* recuperacao do pornteiro sobre a area de memoria comum</text:p>
      <text:p text:style-name="Preformatted_20_Text"><text:s text:c="5"/>*/</text:p>
      <text:p text:style-name="Preformatted_20_Text"><text:s text:c="5"/>if ((mem = shmat (shmid, 0, flag)) == (char*)-1){</text:p>
      <text:p text:style-name="Preformatted_20_Text"><text:s text:c="10"/>perror("acoplamento impossivel") ;</text:p>
      <text:p text:style-name="Preformatted_20_Text"><text:s text:c="10"/>exit (1) ;</text:p>
      <text:p text:style-name="Preformatted_20_Text"><text:s text:c="5"/>}</text:p>
      <text:p text:style-name="Preformatted_20_Text"/>
      <text:p text:style-name="Preformatted_20_Text"><text:s text:c="4"/>/*</text:p>
      <text:p text:style-name="Preformatted_20_Text"><text:s text:c="5"/>* escrita na zona de memoria compartilhada</text:p>
      <text:p text:style-name="Preformatted_20_Text"><text:s text:c="5"/>*/</text:p>
      <text:p text:style-name="Preformatted_20_Text"><text:s text:c="5"/>strcpy(mem,MSG);</text:p>
      <text:p text:style-name="Preformatted_20_Text"><text:s text:c="5"/>exit(0);</text:p>
      <text:p text:style-name="P8">}</text:p>
      <text:p text:style-name="Preformatted_20_Text"><text:s text:c="17"/>/* fichier test_shmat2.c */</text:p>
      <text:p text:style-name="Preformatted_20_Text"/>
      <text:p text:style-name="Preformatted_20_Text">/*</text:p>
      <text:p text:style-name="Preformatted_20_Text"><text:s/>* programa para ler o conteudo de um segmento de memoria</text:p>
      <text:p text:style-name="Preformatted_20_Text"><text:s/>* compartilhada que foi preenchido anteriormente por outro processo</text:p>
      <text:p text:style-name="Preformatted_20_Text"><text:s/>*/</text:p>
      <text:p text:style-name="Preformatted_20_Text"/>
      <text:p text:style-name="Preformatted_20_Text">#include &lt;errno.h&gt;</text:p>
      <text:p text:style-name="Preformatted_20_Text">#include &lt;sys/types.h&gt;</text:p>
      <text:p text:style-name="Preformatted_20_Text">#include &lt;sys/ipc.h&gt;</text:p>
      <text:p text:style-name="Preformatted_20_Text">#include &lt;sys/shm.h&gt;</text:p>
      <text:p text:style-name="Preformatted_20_Text">#include &lt;stdio.h&gt;</text:p>
      <text:p text:style-name="Preformatted_20_Text"/>
      <text:p text:style-name="Preformatted_20_Text">#define KEY 123</text:p>
      <text:p text:style-name="Preformatted_20_Text"/>
      <text:p text:style-name="Preformatted_20_Text">int main()</text:p>
      <text:p text:style-name="Preformatted_20_Text">{</text:p>
      <text:p text:style-name="Preformatted_20_Text"><text:s text:c="2"/>int shmid ; <text:s/>/* identificateur de la memoire commune */</text:p>
      <text:p text:style-name="Preformatted_20_Text"><text:s text:c="2"/>int size = 1000 ;</text:p>
      <text:p text:style-name="Preformatted_20_Text"><text:s text:c="2"/>char *path="nome_de_arquivo_existente" ;</text:p>
      <text:p text:style-name="Preformatted_20_Text"><text:s text:c="2"/>char *mem ;</text:p>
      <text:p text:style-name="Preformatted_20_Text"><text:s text:c="2"/>int flag = 0 ;</text:p>
      <text:p text:style-name="Preformatted_20_Text"/>
      <text:p text:style-name="Preformatted_20_Text"><text:s text:c="6"/>/*</text:p>
      <text:p text:style-name="Preformatted_20_Text"><text:s text:c="5"/>* recuperacao do shmid </text:p>
      <text:p text:style-name="Preformatted_20_Text"><text:s text:c="5"/>*/</text:p>
      <text:p text:style-name="Preformatted_20_Text"><text:s text:c="5"/>if (( shmid = shmget(ftok(path,(key_t)KEY), size,0)) == -1) {</text:p>
      <text:p text:style-name="Preformatted_20_Text"><text:s text:c="10"/>perror("Erro no shmget") ;</text:p>
      <text:p text:style-name="Preformatted_20_Text"><text:s text:c="10"/>exit(1) ;</text:p>
      <text:p text:style-name="Preformatted_20_Text"><text:soft-page-break/><text:s text:c="5"/>}</text:p>
      <text:p text:style-name="Preformatted_20_Text"><text:s text:c="5"/>printf("Sou o processo com pid: %d \n",getpid()) ;</text:p>
      <text:p text:style-name="Preformatted_20_Text"><text:s text:c="5"/>printf("Identificador do segmento recuperado: %d \n",shmid) ;</text:p>
      <text:p text:style-name="Preformatted_20_Text"><text:s text:c="5"/>printf("Este segmento e associado a chave unica: %d\n",</text:p>
      <text:p text:style-name="Preformatted_20_Text"><text:s text:c="19"/>ftok(path,(key_t)KEY)) ;</text:p>
      <text:p text:style-name="Preformatted_20_Text"><text:s text:c="4"/>/*</text:p>
      <text:p text:style-name="Preformatted_20_Text"><text:s text:c="5"/>* acoplamento do processo a zona de memoria</text:p>
      <text:p text:style-name="Preformatted_20_Text"><text:s text:c="5"/>* recuperacao do pornteiro sobre a area de memoria comum</text:p>
      <text:p text:style-name="Preformatted_20_Text"><text:s text:c="5"/>*/</text:p>
      <text:p text:style-name="Preformatted_20_Text"><text:s text:c="5"/>if ((mem = shmat (shmid, 0, flag)) == (char*)-1){</text:p>
      <text:p text:style-name="Preformatted_20_Text"><text:s text:c="10"/>perror("acoplamento impossivel") ;</text:p>
      <text:p text:style-name="Preformatted_20_Text"><text:s text:c="10"/>exit (1) ;</text:p>
      <text:p text:style-name="Preformatted_20_Text"><text:s text:c="5"/>}</text:p>
      <text:p text:style-name="Preformatted_20_Text"><text:s text:c="4"/>/*</text:p>
      <text:p text:style-name="Preformatted_20_Text"><text:s text:c="5"/>* tratamento do conteudo do segmento</text:p>
      <text:p text:style-name="Preformatted_20_Text"><text:s text:c="5"/>*/</text:p>
      <text:p text:style-name="Preformatted_20_Text"><text:s text:c="5"/>printf("leitura do segmento de memoria compartilhada:\n");</text:p>
      <text:p text:style-name="Preformatted_20_Text"><text:s text:c="5"/>printf("\t==&gt;%s\n",mem) ;</text:p>
      <text:p text:style-name="Preformatted_20_Text"><text:s text:c="5"/>exit(0);</text:p>
      <text:p text:style-name="P8">}</text:p>
      <text:p text:style-name="Text_20_body"><text:span text:style-name="T2">Resultado da execução:</text:span> </text:p>
      <text:p text:style-name="Preformatted_20_Text">euler:~/&gt; test_shmget</text:p>
      <text:p text:style-name="Preformatted_20_Text">Identificador do segmento: 41600 </text:p>
      <text:p text:style-name="Preformatted_20_Text">Este segmento e associado a chave unica: 2063804629</text:p>
      <text:p text:style-name="Preformatted_20_Text">euler:~/&gt; test_shmat</text:p>
      <text:p text:style-name="Preformatted_20_Text">Sou o processo com pid: 1250 </text:p>
      <text:p text:style-name="Preformatted_20_Text">Identificador do segmento recuperado: 41600 </text:p>
      <text:p text:style-name="Preformatted_20_Text">Este segmento e associado a chave unica: 2063804629</text:p>
      <text:p text:style-name="Preformatted_20_Text">euler:~/&gt; test_shmat2</text:p>
      <text:p text:style-name="Preformatted_20_Text">Sou o processo com pid: 1251</text:p>
      <text:p text:style-name="Preformatted_20_Text">Identificador do segmento recuperado: 41600 </text:p>
      <text:p text:style-name="Preformatted_20_Text">Este segmento e associado a chave unica: 2063804629</text:p>
      <text:p text:style-name="Preformatted_20_Text">leitura do segmento de memoria compartilhada:</text:p>
      <text:p text:style-name="Preformatted_20_Text"><text:s text:c="8"/>==&gt;Mensagem escrita na memoria comum</text:p>
      <text:p text:style-name="Preformatted_20_Text">euler:~/&gt; test_shmctl</text:p>
      <text:p text:style-name="Preformatted_20_Text">ESTADO DO SEGMENTO DE MEMORIA COMPARTILHADA 41600</text:p>
      <text:p text:style-name="Preformatted_20_Text">ID do usuario proprietario: 1145</text:p>
      <text:p text:style-name="Preformatted_20_Text">ID do grupo do proprietario: 1000</text:p>
      <text:p text:style-name="Preformatted_20_Text">ID do usuario criador: 1145</text:p>
      <text:p text:style-name="Preformatted_20_Text">ID do grupo criador: 1000</text:p>
      <text:p text:style-name="Preformatted_20_Text">Modo de acesso: 384</text:p>
      <text:p text:style-name="Preformatted_20_Text">Tamanho da zona de memoria: 1024</text:p>
      <text:p text:style-name="Preformatted_20_Text">pid do criador: 1249</text:p>
      <text:p text:style-name="P8">pid <text:s/>(ultima operacao): 1251</text:p>
      <text:p text:style-name="Text_20_body">Note que após o lançamento em seqüência dos programas, o processo com <text:span text:style-name="Teletype">pid</text:span> = 1249, correspondente à execução de <text:span text:style-name="Teletype">test_shmget</text:span> cria o segmento de memória. Depois, esse segmento será acessado por dois processos, sendo que o último é aquele com <text:span text:style-name="Teletype">pid</text:span> = 1251, correspondente à execução de <text:span text:style-name="Teletype">test_shmat2</text:span>. </text:p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 text:is-list-header="true"><text:bookmark text:name="SECTION001060000000000000000"/><text:soft-page-break/>Função <text:span text:style-name="Teletype">shmdt()</text:span> </text:h>
      <text:p text:style-name="Preformatted_20_Text"><text:s text:c="3"/># include &lt;sys/types.h&gt;</text:p>
      <text:p text:style-name="Preformatted_20_Text"><text:s text:c="3"/># include &lt;sys/shm.h&gt;</text:p>
      <text:p text:style-name="Preformatted_20_Text"/>
      <text:p text:style-name="P8"><text:s text:c="3"/>int shmdt ( const void *shmaddr)</text:p>
      <text:p text:style-name="Text_20_body"><text:span text:style-name="T2">Valor de retorno:</text:span> 0 em caso de sucesso e -1 em caso de erro. </text:p>
      <text:p text:style-name="Text_20_body">A função <text:span text:style-name="Teletype">shmdt()</text:span> desacopla (<text:span text:style-name="T1">detaches</text:span>)o segmento de memória compartilhada especificado pelo endereço <text:span text:style-name="Teletype">shmaddr</text:span> do espaço de endereçamento processo que a chama. Obviamente, o segmento desacoplado deve ser um dentre os segmentos previamente acoplados pelo processo usando <text:span text:style-name="Teletype">shmat</text:span>. Este segmento não poderá mais utilizado pelo processo após a chamada da função. </text:p>
      <text:p text:style-name="Text_20_body"><text:span text:style-name="T2">Exemplo:</text:span> </text:p>
      <text:p text:style-name="Preformatted_20_Text"><text:s text:c="17"/>/* arquivo test_shmdt.c */</text:p>
      <text:p text:style-name="Preformatted_20_Text">/*</text:p>
      <text:p text:style-name="Preformatted_20_Text"><text:s/>* este programa permite a leitura do conteudo de um segmento de</text:p>
      <text:p text:style-name="Preformatted_20_Text"><text:s/>* memoria compartilhada que foi preenchido por algum processo</text:p>
      <text:p text:style-name="Preformatted_20_Text"><text:s/>* anteriormente. O processo vai se desacoplar do segmento apos</text:p>
      <text:p text:style-name="Preformatted_20_Text"><text:s/>* a leitura</text:p>
      <text:p text:style-name="Preformatted_20_Text"><text:s/>*/</text:p>
      <text:p text:style-name="Preformatted_20_Text"/>
      <text:p text:style-name="Preformatted_20_Text">#include &lt;errno.h&gt;</text:p>
      <text:p text:style-name="Preformatted_20_Text">#include &lt;sys/types.h&gt;</text:p>
      <text:p text:style-name="Preformatted_20_Text">#include &lt;sys/ipc.h&gt;</text:p>
      <text:p text:style-name="Preformatted_20_Text">#include &lt;sys/shm.h&gt;</text:p>
      <text:p text:style-name="Preformatted_20_Text">#include &lt;stdio.h&gt;</text:p>
      <text:p text:style-name="Preformatted_20_Text"/>
      <text:p text:style-name="Preformatted_20_Text">#define KEY 123</text:p>
      <text:p text:style-name="Preformatted_20_Text">#define MSG "Mensagem escrita na memoria comum"</text:p>
      <text:p text:style-name="Preformatted_20_Text"/>
      <text:p text:style-name="Preformatted_20_Text">int main()</text:p>
      <text:p text:style-name="Preformatted_20_Text">{</text:p>
      <text:p text:style-name="Preformatted_20_Text"><text:s text:c="2"/>int shmid ; <text:s/>/* identificador da memoria comum */</text:p>
      <text:p text:style-name="Preformatted_20_Text"><text:s text:c="2"/>int size = 1024 ;</text:p>
      <text:p text:style-name="Preformatted_20_Text"><text:s text:c="2"/>char *path="nome_de_arquivo_existente" ;</text:p>
      <text:p text:style-name="Preformatted_20_Text"><text:s text:c="2"/>char *mem ;</text:p>
      <text:p text:style-name="Preformatted_20_Text"><text:s text:c="2"/>int flag = 0;</text:p>
      <text:p text:style-name="Preformatted_20_Text"/>
      <text:p text:style-name="Preformatted_20_Text"><text:s text:c="5"/>/*</text:p>
      <text:p text:style-name="Preformatted_20_Text"><text:s text:c="5"/>* recuperacao do shmid </text:p>
      <text:p text:style-name="Preformatted_20_Text"><text:s text:c="5"/>*/</text:p>
      <text:p text:style-name="Preformatted_20_Text"><text:s text:c="5"/>if (( shmid = shmget(ftok(path,(key_t)KEY), size,0)) == -1) {</text:p>
      <text:p text:style-name="Preformatted_20_Text"><text:s text:c="10"/>perror("Erro no shmget") ;</text:p>
      <text:p text:style-name="Preformatted_20_Text"><text:s text:c="10"/>exit(1) ;</text:p>
      <text:p text:style-name="Preformatted_20_Text"><text:s text:c="5"/>}</text:p>
      <text:p text:style-name="Preformatted_20_Text"><text:s text:c="5"/>printf("Sou o processo com pid: %d \n",getpid()) ;</text:p>
      <text:p text:style-name="Preformatted_20_Text"><text:s text:c="5"/>printf("Identificador do segmento recuperado: %d \n",shmid) ;</text:p>
      <text:p text:style-name="Preformatted_20_Text"><text:s text:c="5"/>printf("Este segmento e associado a chave unica: %d\n",</text:p>
      <text:p text:style-name="Preformatted_20_Text"><text:s text:c="19"/>ftok(path,(key_t)KEY)) ;</text:p>
      <text:p text:style-name="Preformatted_20_Text"><text:s text:c="4"/>/*</text:p>
      <text:p text:style-name="Preformatted_20_Text"><text:s text:c="5"/>* acoplamento do processo a zona de memoria </text:p>
      <text:p text:style-name="Preformatted_20_Text"><text:s text:c="5"/>* recuperacao do ponteiro sobre a zona de memoria comum</text:p>
      <text:p text:style-name="Preformatted_20_Text"><text:s text:c="5"/>*/</text:p>
      <text:p text:style-name="Preformatted_20_Text"><text:s text:c="5"/>if ((mem = shmat (shmid, 0, flag)) == (char*)-1){</text:p>
      <text:p text:style-name="Preformatted_20_Text"><text:s text:c="10"/>perror("acoplamento impossivel") ;</text:p>
      <text:p text:style-name="Preformatted_20_Text"><text:s text:c="10"/>exit (1) ;</text:p>
      <text:p text:style-name="Preformatted_20_Text"><text:s text:c="5"/>}</text:p>
      <text:p text:style-name="Preformatted_20_Text"><text:soft-page-break/><text:s text:c="4"/>/*</text:p>
      <text:p text:style-name="Preformatted_20_Text"><text:s text:c="5"/>* tratamento do conteudo do segmento</text:p>
      <text:p text:style-name="Preformatted_20_Text"><text:s text:c="5"/>*/</text:p>
      <text:p text:style-name="Preformatted_20_Text"><text:s text:c="5"/>printf("leitura do segmento de memoria compartilhada:\n");</text:p>
      <text:p text:style-name="Preformatted_20_Text"><text:s text:c="5"/>printf("\t==&gt;%s\n",mem) ;</text:p>
      <text:p text:style-name="Preformatted_20_Text"><text:s text:c="4"/>/*</text:p>
      <text:p text:style-name="Preformatted_20_Text"><text:s text:c="5"/>* desacoplamento do segmento</text:p>
      <text:p text:style-name="Preformatted_20_Text"><text:s text:c="5"/>*/</text:p>
      <text:p text:style-name="Preformatted_20_Text"><text:s text:c="5"/>if (shmdt(mem)== -1){</text:p>
      <text:p text:style-name="Preformatted_20_Text"><text:s text:c="10"/>perror("acoplamento impossivel") ;</text:p>
      <text:p text:style-name="Preformatted_20_Text"><text:s text:c="10"/>exit(1) ;</text:p>
      <text:p text:style-name="Preformatted_20_Text"><text:s text:c="5"/>}</text:p>
      <text:p text:style-name="Preformatted_20_Text"><text:s text:c="4"/>/*</text:p>
      <text:p text:style-name="Preformatted_20_Text"><text:s text:c="5"/>* destruicao do segmento</text:p>
      <text:p text:style-name="Preformatted_20_Text"><text:s text:c="5"/>*/</text:p>
      <text:p text:style-name="Preformatted_20_Text"><text:s text:c="5"/>if ( shmctl(shmid, IPC_RMID,0) == -1){</text:p>
      <text:p text:style-name="Preformatted_20_Text"><text:s text:c="10"/>perror("destruicao impossivel") ;</text:p>
      <text:p text:style-name="Preformatted_20_Text"><text:s text:c="10"/>exit(1) ;</text:p>
      <text:p text:style-name="Preformatted_20_Text"><text:s text:c="5"/>}</text:p>
      <text:p text:style-name="Preformatted_20_Text"><text:s text:c="5"/>exit(0);</text:p>
      <text:p text:style-name="P8">}</text:p>
      <text:p text:style-name="Text_20_body"><text:span text:style-name="T2">Resultado da execução:</text:span> <text:line-break/>Após o lançamento em seqüência dos programas <text:span text:style-name="Teletype">test_shmget</text:span> (para criar um segmento de memória compartilhada), <text:span text:style-name="Teletype">test_shmat</text:span> (para acoplar um processo ao segmento e escrever uma mensagem na zona de memória compartilhada) e <text:span text:style-name="Teletype">test_shmdt</text:span> (para ler o conteúdo, desacoplar e destruir o segmento de memória compartilhada, tem-se a seguinte saída na janela de execução: </text:p>
      <text:p text:style-name="Preformatted_20_Text">euler:~/&gt; test_shmget</text:p>
      <text:p text:style-name="Preformatted_20_Text">Identificador do segmento: 43136 </text:p>
      <text:p text:style-name="Preformatted_20_Text">Este segmento e associado a chave unica: 2063804629</text:p>
      <text:p text:style-name="Preformatted_20_Text">euler:~/&gt; test_shmat</text:p>
      <text:p text:style-name="Preformatted_20_Text">Sou o processo com pid: 788 </text:p>
      <text:p text:style-name="Preformatted_20_Text">Identificador do segmento recuperado: 43136 </text:p>
      <text:p text:style-name="Preformatted_20_Text">Este segmento e associado a chave unica: 2063804629</text:p>
      <text:p text:style-name="Preformatted_20_Text">euler:~/&gt; test_shmdt</text:p>
      <text:p text:style-name="Preformatted_20_Text">Sou o processo com pid: 789 </text:p>
      <text:p text:style-name="Preformatted_20_Text">Identificador do segmento recuperado: 43136 </text:p>
      <text:p text:style-name="Preformatted_20_Text">Este segmento e associado a chave unica: 2063804629</text:p>
      <text:p text:style-name="Preformatted_20_Text">leitura do segmento de memoria compartilhada:</text:p>
      <text:p text:style-name="P8"><text:s text:c="8"/>==&gt;Mensagem escrita na memoria comum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Nimbus Roman No9 L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Nimbus Roman No9 L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Linux OpenOffice.org_project/680m17$Build-9310</meta:generator>
    <meta:initial-creator>leandro</meta:initial-creator>
    <meta:creation-date>2009-08-05T05:55:44</meta:creation-date>
    <dc:creator>leandro</dc:creator>
    <dc:date>2009-08-05T05:59:13</dc:date>
    <meta:editing-cycles>10</meta:editing-cycles>
    <meta:editing-duration>PT3M31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1" meta:object-count="0" meta:page-count="10" meta:paragraph-count="364" meta:word-count="2865" meta:character-count="19503"/>
  </office:meta>
</office:document-meta>
</file>